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9" style:family="paragraph" style:parent-style-name="Standard">
      <style:text-properties fo:background-color="#996600"/>
    </style:style>
    <style:style style:name="P10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7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0" style:family="paragraph" style:parent-style-name="Standard">
      <style:text-properties style:text-underline-style="none"/>
    </style:style>
    <style:style style:name="P21" style:family="paragraph" style:parent-style-name="Standard">
      <style:text-properties fo:color="#f8f8f2" style:font-name="Cascadia Code" fo:font-size="10.5pt" fo:font-weight="normal" fo:background-color="#272822"/>
    </style:style>
    <style:style style:name="P22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23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6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P28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6666ff"/>
    </style:style>
    <style:style style:name="T13" style:family="text">
      <style:text-properties fo:color="#6666ff" style:font-name="Cascadia Code" fo:font-size="10.5pt" fo:font-weight="normal" fo:background-color="#ffffff"/>
    </style:style>
    <style:style style:name="T14" style:family="text">
      <style:text-properties fo:font-size="10.5pt" fo:font-weight="normal"/>
    </style:style>
    <style:style style:name="T15" style:family="text">
      <style:text-properties fo:color="#3333ff" style:font-name="Cascadia Code" fo:font-size="10.5pt" fo:font-weight="normal" fo:background-color="#ffffff"/>
    </style:style>
    <style:style style:name="T16" style:family="text">
      <style:text-properties fo:color="#cc9966"/>
    </style:style>
    <style:style style:name="T17" style:family="text">
      <style:text-properties fo:color="#0000cc"/>
    </style:style>
    <style:style style:name="T18" style:family="text">
      <style:text-properties fo:color="#663300"/>
    </style:style>
    <style:style style:name="T19" style:family="text">
      <style:text-properties fo:color="#cc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>Listes</text:p>
          </table:table-cell>
        </table:table-row>
      </table:table>
      <text:p text:style-name="P11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22"><text:span text:style-name="T3">les vues</text:span> </text:p>
          </table:table-cell>
        </table:table-row>
      </table:table>
      <text:list xml:id="list5234498175814516310" text:style-name="L1">
        <text:list-header>
          <text:p text:style-name="P27"/>
        </text:list-header>
      </text:list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_professionnels".</text:p>
      <text:p text:style-name="Standard"><text:s text:c="4"/></text:p>
      <text:p text:style-name="P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4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9"/>
      <text:p text:style-name="P6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6">Pour la table négocier avant ajout :</text:p>
      <text:p text:style-name="P16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3"/>
      <text:p text:style-name="P13"/>
      <text:p text:style-name="P13"><text:soft-page-break/>pour la table annonces :</text:p>
      <text:p text:style-name="Standard"><text:s text:c="4"/>nom du trigger : <text:span text:style-name="T5">before_update_annonces </text:span>.</text:p>
      <text:p text:style-name="Standard"><text:s text:c="8"/>-&gt; Accepte que 1 ou 0 pour la colonne est_active .</text:p>
      <text:p text:style-name="Standard"/>
      <text:p text:style-name="P6">Triggers pour la table waz_negocier :</text:p>
      <text:p text:style-name="P6"/>
      <text:p text:style-name="P18">nom du trigger : <text:span text:style-name="T12">after_update_negocier</text:span> → quand une modification a lieu sur la table negocier ,alors le déclencheur ajout les anciennes valeurs de la ligne à la table waz_histo_negocier .</text:p>
      <text:p text:style-name="Standard"/>
      <text:p text:style-name="P6">Trigger sur la table annonces :</text:p>
      <text:p text:style-name="P20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3">before_update_annonces .</text:span></text:p>
      <text:p text:style-name="P26"><text:span text:style-name="T14">Nom du trigger avant ajout : </text:span><text:span text:style-name="T15">before_insert_annonces .</text:span></text:p>
      <text:p text:style-name="P21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Les contraintes</text:p>
          </table:table-cell>
        </table:table-row>
      </table:table>
      <text:p text:style-name="P4"/>
      <text:p text:style-name="P12">Sur la table waz_biens :</text:p>
      <text:p text:style-name="P3"/>
      <text:p text:style-name="P14">bi_piece → accepte que les nombres de 1 à 6 ou +6 ou null .</text:p>
      <text:p text:style-name="P14">bi_ref → format de la référence du bien à respecter .</text:p>
      <text:p text:style-name="P15">bi_surf_habitable → doit être supérieur à zéro.</text:p>
      <text:p text:style-name="P15">bi_surf_totale → doit être supérieur à zéro.</text:p>
      <text:p text:style-name="P15">bi_estimation_vente → doit être supérieur à zéro.</text:p>
      <text:p text:style-name="P15">bi_estimation_location → doit être supérieur à zéro.</text:p>
      <text:p text:style-name="P15">bi_diagnostic → accepte que les lettres A,B,C,D,E,F,G,V</text:p>
      <text:p text:style-name="Standard"><text:span text:style-name="T6">bi_type → accepte que </text:span><text:span text:style-name="T10">'maison' ,'garage' ,'terrain' ,'locaux_professionnels', 'immeuble', 'bureaux', 'appartement' .</text:span></text:p>
      <text:p text:style-name="P15"/>
      <text:p text:style-name="P15">Clé primaire : bi_id.</text:p>
      <text:p text:style-name="P15"/>
      <text:p text:style-name="Standard"><text:span text:style-name="T6">Nom Index : </text:span><text:span text:style-name="T8">ind_biens_6 </text:span><text:span text:style-name="T6">sur : bi_type,bi_pieces,bi_ref,bi_local,bi_surf_habitable,bi_surf_totale.</text:span></text:p>
      <text:p text:style-name="Standard"><text:span text:style-name="T6">Nom Index : </text:span><text:span text:style-name="T9">ind_biens_4 sur :bi_pieces,bi_ref,bi_local,bi_surf_habitable.</text:span></text:p>
      <text:p text:style-name="P19">Nom Index : ind_biens_2 sur : bi_ref,bi_local.</text:p>
      <text:p text:style-name="P15"/>
      <text:p text:style-name="P15">Tous les champs sont not null.</text:p>
      <text:p text:style-name="P15"/>
      <text:p text:style-name="Standard"><text:span text:style-name="T2">Sur la </text:span><text:span text:style-name="T7">table</text:span><text:span text:style-name="T2"> waz_option </text:span>:</text:p>
      <text:p text:style-name="P15"/>
      <text:p text:style-name="P15">Les champs en not null .</text:p>
      <text:p text:style-name="P15">La clé primaire : opt_id.</text:p>
      <text:p text:style-name="P15"/>
      <text:p text:style-name="P7">Sur la table waz_photo :</text:p>
      <text:p text:style-name="P7"/>
      <text:p text:style-name="P7"><text:span text:style-name="T11">Les champs en not null </text:span>.</text:p>
      <text:p text:style-name="P17">La clé primaire :pho_id .</text:p>
      <text:p text:style-name="P17">La <text:s/>clé étrangère : bi_id .</text:p>
      <text:p text:style-name="P17"/>
      <text:p text:style-name="P17"><text:soft-page-break/></text:p>
      <text:p text:style-name="P17"/>
      <text:p text:style-name="P7">Sur la table waz_employes :</text:p>
      <text:p text:style-name="P17"/>
      <text:p text:style-name="P17">Les champs en not null .</text:p>
      <text:p text:style-name="P17"/>
      <text:p text:style-name="P17">emp_nom →minimum 3 caractères ,pas d'espace en premier caractère . Pas de caractères spéciaux . </text:p>
      <text:p text:style-name="P17">emp_prenom → idem que emp_nom. </text:p>
      <text:p text:style-name="P17">emp_adresse → n'accepte pas d'espace en premier caractères.Accepte les <text:span text:style-name="T19">lettres</text:span> ,<text:span text:style-name="T19">chiffres</text:span> ,<text:span text:style-name="T19">*</text:span>,<text:span text:style-name="T19">-</text:span> ,<text:span text:style-name="T19">'</text:span>,<text:span text:style-name="T19">&amp;</text:span>,<text:span text:style-name="T19">.</text:span><text:span text:style-name="T18"> </text:span>et <text:span text:style-name="T19">%</text:span> . </text:p>
      <text:p text:style-name="P17">emp_tel → accepte que des <text:span text:style-name="T19">nombres</text:span> ,<text:span text:style-name="T19">espace</text:span> ,<text:span text:style-name="T19">-</text:span> et <text:span text:style-name="T19">/ </text:span>. Cette colonne n'accepte pas les espaces en premières caractères.</text:p>
      <text:p text:style-name="P17">emp_poste → au moins 3 lettres et l'espace est autorisé .</text:p>
      <text:p text:style-name="P17">emp_mail→ format de mail de type <text:a xlink:type="simple" xlink:href="mailto:tintin@email.com" text:style-name="Internet_20_link" text:visited-style-name="Visited_20_Internet_20_Link">tintin@email.com</text:a> ou <text:a xlink:type="simple" xlink:href="mailto:tintin.milou@email.com" text:style-name="Internet_20_link" text:visited-style-name="Visited_20_Internet_20_Link">tintin.milou@email.com</text:a> ou <text:a xlink:type="simple" xlink:href="mailto:tintin.milou@email.ut.com" text:style-name="Internet_20_link" text:visited-style-name="Visited_20_Internet_20_Link">tintin.milou@email.ut.com</text:a> </text:p>
      <text:p text:style-name="P17"/>
      <text:p text:style-name="P17">La clé primaire :emp_id.</text:p>
      <text:p text:style-name="P17"/>
      <text:p text:style-name="P17">emp_mail → on ne peut pas avoir deux emails identiques . </text:p>
      <text:p text:style-name="P17"/>
      <text:p text:style-name="P7">Sur la table waz_internautes :</text:p>
      <text:p text:style-name="P7"/>
      <text:p text:style-name="P17">in_nom → le nom comprend minimum 3 lettre , n'accepte pas les espaces et les caractères spéciaux.</text:p>
      <text:p text:style-name="P17">in_prenom → idem que in_nom .les prenoms qu'ils commencent avec un w ,ne entre pas dans la base de donner (pas compris pourquoi ).</text:p>
      <text:p text:style-name="P17">in_est_contacter → compris entre 1 et 0 . il est en default 0 . </text:p>
      <text:p text:style-name="P17"/>
      <text:p text:style-name="P17">Les champs sont en not nulle .</text:p>
      <text:p text:style-name="P17"/>
      <text:p text:style-name="P17">La clé primaire : in_id .</text:p>
      <text:p text:style-name="P17"/>
      <text:p text:style-name="P17">in_mail → on ne peut pas avoir deux mails identiques . Et respecter le format <text:a xlink:type="simple" xlink:href="mailto:dupont@hu.fr" text:style-name="Internet_20_link" text:visited-style-name="Visited_20_Internet_20_Link">dupont@hu.fr</text:a> ou <text:a xlink:type="simple" xlink:href="mailto:dupont.leo@paf.com" text:style-name="Internet_20_link" text:visited-style-name="Visited_20_Internet_20_Link">dupont.leo@paf.com</text:a> , <text:a xlink:type="simple" xlink:href="mailto:tintin.milou@email.ut.com" text:style-name="Internet_20_link" text:visited-style-name="Visited_20_Internet_20_Link">tintin.milou@email.ut.com</text:a> <text:s/>.Ne Prend pas les caractères spéciaux.Ni les lettres majuscules.</text:p>
      <text:p text:style-name="P17"/>
      <text:p text:style-name="P7">Sur la table waz_annonces :</text:p>
      <text:p text:style-name="P17"/>
      <text:p text:style-name="P17">an_prix → doit être supérieur à zéro .</text:p>
      <text:p text:style-name="P17">an_est_active → accepte que 0 ou 1 . </text:p>
      <text:p text:style-name="P17">an_offre → accepte que A,L,V . </text:p>
      <text:p text:style-name="P17">an_nbre_vues → doit être supérieur à zéro . </text:p>
      <text:p text:style-name="P17">an_date_ajout → lors de l'ajout de la ligne ,ce champ entre une date automatiquement (date du jour).</text:p>
      <text:p text:style-name="P17">an_date_modif → lors de la modification de la ligne , ce champ entre une date automatiquement (date du jour)..</text:p>
      <text:p text:style-name="P17">an_ref → Avec une regex , on entre un code de référence au bon format .</text:p>
      <text:p text:style-name="P17"><text:s/></text:p>
      <text:p text:style-name="P17">Clé primaire : an_id .</text:p>
      <text:p text:style-name="P17">Clé étrangère : bi_id . </text:p>
      <text:p text:style-name="P17"/>
      <text:p text:style-name="P17">Nom de la contraintes : chk_dateModif → la date de modification (an_date_modif) doit être supérieur à la date d'ajout (an_date_ajout) ou alors la date de modification (an_date_modif) doit être <text:soft-page-break/>null . </text:p>
      <text:p text:style-name="P17"/>
      <text:p text:style-name="P17">Nom index : ind_prix_offre → sur an_prix ,an_offre . </text:p>
      <text:p text:style-name="P17"/>
      <text:p text:style-name="P17">Les champs sont tous en not null . </text:p>
      <text:p text:style-name="P17"/>
      <text:p text:style-name="P7"/>
      <text:p text:style-name="P7">Sur la table waz_commentaire : </text:p>
      <text:p text:style-name="P7"/>
      <text:p text:style-name="P17">com_avis → default null . </text:p>
      <text:p text:style-name="P17">com_notes → default null .</text:p>
      <text:p text:style-name="P17">com_date_ajout <text:s/>→ lors de l'ajout de la ligne ,ce champ entre une date automatiquement (date du jour).</text:p>
      <text:p text:style-name="P17"/>
      <text:p text:style-name="P17">Clé primaire : com_id .</text:p>
      <text:p text:style-name="P17">Clé étrangères : in_id . </text:p>
      <text:p text:style-name="P17"/>
      <text:p text:style-name="P7">Sur la table waz_composer :</text:p>
      <text:p text:style-name="P17"/>
      <text:p text:style-name="P17">Clés primaires : bi_id , opt_id .</text:p>
      <text:p text:style-name="P17">Clés étrangères : bi_id ,opt_id .</text:p>
      <text:p text:style-name="P17"/>
      <text:p text:style-name="P17"/>
      <text:p text:style-name="P17"/>
      <text:p text:style-name="P7">Sur la table negocier :</text:p>
      <text:p text:style-name="P17"/>
      <text:p text:style-name="P17">neg_est_conclu → accepte que les 1 ou 0 .</text:p>
      <text:p text:style-name="P17">neg_montant_transaction → doit être supérieur à zéro .</text:p>
      <text:p text:style-name="P17">neg_date_debut_transaction → ajout la date du jour de l'insertion ou la modification du champ . </text:p>
      <text:p text:style-name="P17">neg_date_contact → ajout la date du jour de l'insertion ou la modification du champ .</text:p>
      <text:p text:style-name="P17"/>
      <text:p text:style-name="P17">neg_date_transaction_fin → en default null . </text:p>
      <text:p text:style-name="P17">neg_est_conclu ,neg_montant_transaction, neg_date_debut_transaction,neg_date_contact sont des champs en not null . </text:p>
      <text:p text:style-name="P17"/>
      <text:p text:style-name="P17">Clés primaires : emp_id,in_id,an_id . </text:p>
      <text:p text:style-name="P17">Clés étrangères : emp_id,in_id,an_id .</text:p>
      <text:p text:style-name="P17"/>
      <text:p text:style-name="P17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17"/>
      <text:p text:style-name="P7">Sur la table waz_contacter :</text:p>
      <text:p text:style-name="P17"/>
      <text:p text:style-name="Standard">co_sujet:not null → accepte que <text:span text:style-name="T10">acheter,vendre,louer</text:span> et <text:span text:style-name="T10">autres</text:span> .</text:p>
      <text:p text:style-name="Standard">co_question : not null .</text:p>
      <text:p text:style-name="P17"/>
      <text:p text:style-name="P17">Clés primaires : emp_id , in_id .</text:p>
      <text:p text:style-name="P17">Clés étrangères : emp_id, in_id .</text:p>
      <text:p text:style-name="P1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Sur la table waz_histo_negocier :</text:p>
      <text:p text:style-name="P17"/>
      <text:p text:style-name="P17">hist_neg_est_conclu → not null .</text:p>
      <text:p text:style-name="P17">hist_neg_montant_transaction → not null . </text:p>
      <text:p text:style-name="P17">hist_neg_debut_transaction → not null .</text:p>
      <text:p text:style-name="P17">hist_neg_dernier_contact → not null .</text:p>
      <text:p text:style-name="P17">hist_date -&gt;not null .</text:p>
      <text:p text:style-name="P17">hist_utilisateur → not null . </text:p>
      <text:p text:style-name="P17">hist_evenement → not null . </text:p>
      <text:p text:style-name="P17"/>
      <text:p text:style-name="P17">hist_neg_date_transaction_fin → default null . </text:p>
      <text:p text:style-name="P17"/>
      <text:p text:style-name="P17">Clés primaires : emp_id ,in_id,an_id,hist_date </text:p>
      <text:p text:style-name="P17"/>
      <text:p text:style-name="P17"/>
      <text:p text:style-name="P17"/>
      <text:p text:style-name="P17"/>
      <text:p text:style-name="P7"/>
      <text:p text:style-name="P7"/>
      <text:p text:style-name="P17"/>
      <text:p text:style-name="P17"><text:s/></text:p>
      <text:p text:style-name="P17"/>
      <text:p text:style-name="P17"/>
      <text:p text:style-name="P17"/>
      <text:p text:style-name="P15"/>
      <text:p text:style-name="P15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4-27T16:37:24.98</dc:date>
    <dc:creator>Anne wilga</dc:creator>
    <meta:editing-duration>PT13H12M29S</meta:editing-duration>
    <meta:editing-cycles>12</meta:editing-cycles>
    <meta:document-statistic meta:table-count="4" meta:image-count="0" meta:object-count="0" meta:page-count="5" meta:paragraph-count="129" meta:word-count="1144" meta:character-count="7263"/>
  </office:meta>
</office:document-meta>
</file>